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5_1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2, FF 5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189?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Judaism--History.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9</text:p>
      <text:p text:style-name="P6">Number of Sheets<text:tab/><text:tab/><text:tab/><text:tab/>3</text:p>
      <text:p text:style-name="P6">Fragment<text:tab/><text:tab/><text:tab/><text:tab/><text:tab/></text:p>
      <text:p text:style-name="P6">Pagination <text:tab/><text:tab/><text:tab/><text:tab/><text:tab/>Y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Solomon Ben Addereth, Asher Ben Jechiel, Jedajah Happenini</text:p>
      <text:p text:style-name="P6">Additional Places mentioned: Barcelona, Spain, France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3">(Symbols: ?=uncertain; []=supplied information; /=end of line)</text:p>
      <text:p text:style-name="P3"/>
      <text:p text:style-name="P3">[Letterhead]</text:p>
      <text:p text:style-name="P3">S. MORAIS,/</text:p>
      <text:p text:style-name="P3">546 N. FIFTH STREET./</text:p>
      <text:p text:style-name="P4">PHILADELPHIA, 189/</text:p>
      <text:p text:style-name="P4"/>
      <text:p text:style-name="P3">[Front Cover]</text:p>
      <text:p text:style-name="P2">Post Biblical/</text:p>
      <text:p text:style-name="P2">56/</text:p>
      <text:p text:style-name="P2"/>
      <text:p text:style-name="P3">[Page 1]</text:p>
      <text:p text:style-name="P3">The biographical sketch of Solomon Ben Addereth/ of Barcelona the <text:span text:style-name="T1">Spanish</text:span><text:span text:style-name="T3"> Rabbi of whose life-work/ I spoke last--in the course of my Post Biblical lectures, requires a supplement and I shall/ present it this </text:span><text:span text:style-name="T1">day</text:span><text:span text:style-name="T3"> morning. <text:s/>Among the worldly learned </text:span><text:span text:style-name="T1">of his</text:span><text:span text:style-name="T3">/ </text:span><text:span text:style-name="T1">time, a degree of</text:span><text:span text:style-name="T3"> restiveness at religious rules was/ being manifested in Spain of the middle ages. <text:s/>Not unlike in our own days, Jewish/ men talked inconsiderately about the uselessness of/ ritualism. <text:s/></text:span><text:span text:style-name="T1">This</text:span><text:span text:style-name="T3"> One would say: "</text:span><text:span text:style-name="T1">It</text:span><text:span text:style-name="T3"> Surely it is not necessary/ to place some scriptural sentences against our door-/posts, in order to be reminded of God's absolute Unity./ <text:s/>Our reason shows that a division of power, implies/ insufficiency in some, who have a share in that power, to act/ singly, whereas harmony in nature proclaims the/ Creator All-mighty. <text:s/>Another would </text:span><text:span text:style-name="T1">tell</text:span><text:span text:style-name="T3"> sophistically argue that we/ can better raise our soul to a higher plane, </text:span><text:span text:style-name="T1">best</text:span><text:span text:style-name="T3"> by con-/-sidering its wonderful faculties </text:span><text:span text:style-name="T1">and not</text:span><text:span text:style-name="T3"> than by remain-/-ing inactive </text:span><text:span text:style-name="T1">up</text:span><text:span text:style-name="T3">on the seventh day. <text:s/>A third/ would allegorize and declare that the prohibition/ to kindle fire upon the Sabbath, was meant simply/ as a </text:span><text:soft-page-break/><text:span text:style-name="T3">warning against stirring up the fire of contention;/</text:span></text:p>
      <text:p text:style-name="P7"/>
      <text:p text:style-name="P7">[Page 2]</text:p>
      <text:p text:style-name="P3"><text:span text:style-name="T3">while not a few, following the system of Philo/ the Alexandrian, tried to explain every thing in/ the Pentateuch,--history, doctrines and ordinances--, as/ types and figures, suitably to a fantastic philosophy/ then in vogue and not </text:span><text:span text:style-name="T1">yet</text:span><text:span text:style-name="T3"> extinct yet altogether./ <text:s/>It is easily </text:span><text:span text:style-name="T1">seen</text:span><text:span text:style-name="T3"> perceived that by such a procedure, Ju-/-daism would be reduced to a shadow. <text:s/>Stripped/ of ceremonialism, </text:span><text:span text:style-name="T1">which</text:span><text:span text:style-name="T3"> which is designed to keep</text:span><text:span text:style-name="T1">s</text:span><text:span text:style-name="T3"> the spirit thereof/ </text:span><text:span text:style-name="T1">alive</text:span><text:span text:style-name="T3"> ever present in the minds of its votaries, all abstract/ ideas, advanced by theorists, could </text:span><text:span text:style-name="T4">never</text:span><text:span text:style-name="T5"> preserve/ the religion of Moses alive among the disciples of the/ archprophet. <text:s/>Indeed, it was this over philo-/-sophising itching of our Hellenistic brethren, that/ finally estranged them from our God and people./</text:span></text:p>
      <text:p text:style-name="P3"><text:span text:style-name="T5"><text:tab/>Ben Addereth foresaw at a glance the inevitable outcome/ of a growing indifference to the precepts, still he/ hesitated to exert himself in a manner that/ </text:span><text:span text:style-name="T2">might</text:span><text:span text:style-name="T5"> he conceived </text:span><text:span text:style-name="T2">probable</text:span><text:span text:style-name="T5"> likely to hold back the treatening[sic!] evil. <text:s/>At one/ time, conscious of the influence of his name, he/ inclined to put under ban all books, apt to </text:span><text:span text:style-name="T2">under</text:span><text:span text:style-name="T5"> militate/ </text:span><text:span text:style-name="T2">-mine</text:span><text:span text:style-name="T5"> against the conservation of the faith. <text:s/>At another, he resolved to forbid/ young persons from reading books on philosophy./</text:span></text:p>
      <text:p text:style-name="P8"/>
      <text:p text:style-name="P8">[Page 3]</text:p>
      <text:p text:style-name="P3"><text:span text:style-name="T5">Again, fearing such a study, he sought to prohibit/ it more generally still. <text:s/>This mind-wavering/ of the Barcelona </text:span><text:span text:style-name="T2">Rabbi</text:span><text:span text:style-name="T5"> Sage, was not calculated to strength-/-en orthodoxy, but it had a cause, and that cause/ deserves respect. <text:s/>Like his illustrious preceptor,/ Moses Nachmanides, </text:span><text:span text:style-name="T2">he</text:span><text:span text:style-name="T5"> Ben Addereth feared to offend the memory/ of the greatest Rabbi that Spain produced. <text:s/>Had/ not Maimonides penned volumes upon philosophy,/ logic and metaphysics? <text:s/>Was it fit </text:span><text:span text:style-name="T2">for</text:span><text:span text:style-name="T5"> that a Barce-/-lona Rabbi should indirectly even </text:span><text:span text:style-name="T2">to</text:span><text:span text:style-name="T5"> declare, </text:span><text:span text:style-name="T2">then</text:span><text:span text:style-name="T5"> writings left/ by the famous Cordovan, dangerous and unholy? <text:s/>Ben/ Addereth shrunk from what he deemed a reflection/ on the character of his </text:span><text:span text:style-name="T2">illustrious</text:span><text:span text:style-name="T5"> celebrated predecessor./ <text:s/>But while he was thus a prey to conflicting thoughts,/ a great scholar, hailing from Germany arrived in Spain./ <text:s/>Asher Ben Jechiel, like the bulk of his Jewish/ countrymen, had known Moses Ben Maimon only/ as a Talmudist of unsurpassed abilities. <text:s/>He/ felt scandalized on learning that the author of a/ most exhaustive work on ritual laws, had made/</text:span></text:p>
      <text:p text:style-name="P8"/>
      <text:p text:style-name="P8">[Page 4]</text:p>
      <text:p text:style-name="P3"><text:span text:style-name="T5">Aristotle, Avicenna and Arderoes subjects of/ deep meditations. <text:s/>He experienced no hesitancy in/ urging Ben Addereth jointly to launch an anathema/ against books that diverted the minds of Hebrew/ youths from the written and oral Law. <text:s/>In Ger-/-many, he had been an eye witness of the love </text:span><text:span text:style-name="T2">and</text:span><text:span text:style-name="T5">/ </text:span><text:span text:style-name="T2">devotion</text:span><text:span text:style-name="T5"> of Rabbinists to the cause of Israel, and for/ that alone would he labor. <text:s/></text:span><text:span text:style-name="T2">His</text:span><text:span text:style-name="T5"> The brightest illustration of devotion to the faithful, was that set by his own teacher. <text:s/>Meir/ of Rottenberg had preferred to die in a dungeon/ and lie unburied, to having his congregation ex-/-posed to the rapacity of a brutal populace,/ that demanded exorbitant sums as the prize of/ his deliverance. <text:s/>In Germany, </text:span><text:span text:style-name="T2">he</text:span><text:span text:style-name="T5"> Asher had seen </text:span><text:span text:style-name="T2">the</text:span><text:span text:style-name="T5"> what sore trials/ </text:span><text:span text:style-name="T2">which</text:span><text:span text:style-name="T5"> tested the unflagging attachment of Jews to Juda-/-ism. <text:s/>For, the antisemitism of Germany, which now/ takes the shape of calumny to make as odious/ and to socially </text:span><text:span text:style-name="T2">to</text:span><text:span text:style-name="T5"> ostracise us, in the middle of/ the thirteenth century, when </text:span><text:span text:style-name="T2">Asher</text:span><text:span text:style-name="T5"> Ben Jechiel/ lived, had recourse to plunder and murder, in order/ to gain its iniquitous purposes. <text:s/>I belive that/ our brethren of the Ashkenazic ritual have a/ record of martyrs hewn down unmercifully by the axe of the/</text:span></text:p>
      <text:p text:style-name="P8"/>
      <text:p text:style-name="P8">[Page 5]</text:p>
      <text:p text:style-name="P8">gallant "Knights of the Cross," who sped on to the/ conquest of the "Holy Sepulchre," through rivers of/ innocent blood,--the blood of thousands who refused/ to turn traitors to their fathers' <text:span text:style-name="T1">belief</text:span> creed. <text:s/>The pupil/ of Meir of Rottenburg, as Pastor of a large commun-/-ity, trembled at the sword which hung <text:span text:style-name="T1">on</text:span> over the head/ of his flock. <text:s/>Fain, would he have jeopardised his/ existence to save that of his people, <text:soft-page-break/>but <text:span text:style-name="T1">unable</text:span> it did not lie in/ his power to work out salvation./ <text:s/>To avert the <text:span text:style-name="T1">imminent peril</text:span> fate of his teacher and predecessor, he fled with his wife/ and their eight sons. <text:s/>They wandered together from city to/ city, in search of safety. <text:s/>They reached Italy, but/ feared to remain, lest they be extradited, for were they/ not, forsooth, fugitives from royal justice, and did not then a German emperor side with the Italian Ghibellins to win a kingdom? <text:s/>Parents/ and children <text:span text:style-name="T1">travelled further</text:span> journeyed further in their self-imposed exile, and inclined to settle in/ South France, but Asher <text:span text:style-name="T1">may</text:span> must have heard of the fame/ of Ben Addereth. <text:s/>He would visit the renowned Tal-/-mudist in his home. <text:s/>At Barcelona, the two kindred spirits may/ have counselled together and planned a method, then/ prevailing, to hinder the spread of a learning, which/ they considered hurtful to Judaism. <text:s/>The excomu-/-nication[sic!] went forth. <text:s/>None shall dare study Greek science/ and Greek philosophy, who has not reached at least his/</text:p>
      <text:p text:style-name="P8"/>
      <text:p text:style-name="P8">[Page 6]</text:p>
      <text:p text:style-name="P8">twenty fifth year, and that rule shall be/ enforced during the next half a century. <text:s/>But/ beyond Barcelona, and possibly Toledo, the harsh mea-/sure does not seem to have gained a foothold./ <text:s/>In Spain, in Italy and in South France, lovers of/ <text:span text:style-name="T1">general learning</text:span> wide culture arose to antagonise[sic!] the anathema./ <text:s/>In the last named country especially, science and/ philosophy found a vigorous defender in a youth,/ master of an incisive style. <text:s/>Jedajah Happenini/ of Bezier, wrote with a wonderfully facile pen./ <text:s/>He made more than one stroke of that pen cut the/ knot with which <text:span text:style-name="T1">some</text:span> a well meaning but mistaken piety, would tie up the wheel/ of progressive studies. <text:s/>That French Jew pleaded/ with his <text:span text:style-name="T1">Spanish contemporary</text:span> senior of Spain in behalf of unrestricted/ knowledge. <text:s/>In his unbounded admiration for Mai-/-monides, he so concluded his book called "Investigations/ into the world" <text:span text:style-name="T1">Oh</text:span> "O my mind, shape thy course/ in every direction, after that which Moses son of/ Maimon has indicated. <text:s/>For the last was he, yet the greatest/ among the School of Gaonic teachers; incomparable since/ the closing of the Talmud. <text:s/>By doing thus, <text:span text:style-name="T1">ye</text:span> thou wilt/</text:p>
      <text:p text:style-name="P8"/>
      <text:p text:style-name="P8">[Page 7]</text:p>
      <text:p text:style-name="P8">discover the secrets of science and religion, and learn to/ fear the Lord God." <text:s/>Ben Addereth may have/ felt <text:span text:style-name="T1">some</text:span> a qualm of conscience, when addressed by/ a forcible <text:span text:style-name="T1">opponent</text:span> reasoner. <text:s/>Not so Asher Ben Jechiel, for/ to a contemporary fond of metaphysics, he said: "We/ are not learned in your kind of logic, thank God for it, be-/-cause experience has demonstrated that it robs us/ of the fear of the Lord." <text:s/>It would be an error, however,/ to suppose that he who spoke so deprecatingly of/ logic, was illogical in his writings. <text:s/>On the con-/-trary, he largely possessed the qualities which con-/-stitute a clear <text:span text:style-name="T1">sighted</text:span> headed, even minded author. <text:s/>For the German Rabbi/ having taken up his residence in Toledo as ecclesiastical chief, disseminated/ knowledge by productions <text:span text:style-name="T1">evening</text:span> of vast erudition <text:span text:style-name="T1">and</text:span> systematic-/-cally[sic!] designed and <text:span text:style-name="T1">laid</text:span> lucidly laid out./ <text:s/>They are principally Talmudical, but invaluable, as/ aids to the understanding of decisions arrived at by/ the Sages in their varied discussions. <text:s/>A Remarkable/ <text:span text:style-name="T1">[?]</text:span> incident is that which shows the traits <text:span text:style-name="T1">which</text:span> distinguishing the father,/ <text:span text:style-name="T1">were inherited by</text:span> to be reflected in the life of each of his numerous children. <text:s/>None can/ too highly estimate the mental strength of the eight/ sons of our Asher. <text:s/>For they excelled in several/ departments of Biblical, <text:span text:style-name="T1">and</text:span> Talmudical and Cabbalistic lore./</text:p>
      <text:p text:style-name="P8"/>
      <text:p text:style-name="P8">[Page 8]</text:p>
      <text:p text:style-name="P8">Most notable was the third son, Jacob, who has/ left behind <text:span text:style-name="T1">the obvious</text:span> luminous proofs of <text:span text:style-name="T1">splendid</text:span> his capacities in the [Hebrew]/ <text:span text:style-name="T1">At the beginning of</text:span> or "Four rows" <text:s/>Early in the present century, a scho-/-larly Christian, the <text:span text:style-name="T1">possessor</text:span> owner of rare works, donated/ to the Turin royal library more than one thousand volumes,/ some printed, others in manuscript. <text:s/>Among the/ latter, were found seventy six Hebrew epitaphs, which/ an ancient traveller[sic!] had copied from tomb stones in a burial/ ground at Toledo, in Spain. <text:s/>Published in Prague fifty/ years ago, at the instance of the untiring Professor Luzzatto,/ I was <text:span text:style-name="T1">enabled</text:span> privileged to read <text:span text:style-name="T1">those</text:span> inscriptions, as they stood <text:span text:style-name="T1">over</text:span> upward of/ five <text:soft-page-break/>hundred years ago, upon the <text:span text:style-name="T1">tombstones</text:span> graves of Asher Ben/ Jechiel, of some of his children, grand-children and/ respective wives. <text:s/>The elegists did not indulge in exag-/-gerations, when bestowing on the distinguished dead the/ tribute due to sterling piety and exceptional activity in/ the field of religious knowledge. <text:s/>And if the report be/ true, that during an outbreak in the kingdom of Navarre,/ several of that prominent family sanctified the name/ of Israel's God by suffering martyrdom, we must hold the/ memory of those saintly beings in the deepest veneration./</text:p>
      <text:p text:style-name="P8"/>
      <text:p text:style-name="P8">[Page 9]</text:p>
      <text:p text:style-name="P8">I may not inopportunely, I think, conclude this/ sketch, by quoting a few of the sentiments in Asher/ Ben Jechiels last will. <text:s/>Let them serve as a clear/ demonstration that strict orthodoxy and liberal views/ can be and are closely allied. <text:s/><text:span text:style-name="T1">The following</text:span> I have/ read the following among other recommendations of the father to his/ children: "Be heartily sincere <text:span text:style-name="T1">and true</text:span> with every body; with/ those even who do not belong to our religion...show/ a courteous demeanour to all....Be heedful not/ to excite to anger a person of another belief..../ Do not speak evil of any person; mock and/ vilify no human being...If one addresses you un-/-becomingly, give no rude answer...Put none to/ shame; do not abuse the powers you may possess.../ Never cease to make friends; avoid making a/ single enemy....Be the first to greet your/ neighbors; <text:span text:style-name="T1">be they</text:span> the adherents of any faith..../ Make not gold the main object of your exist-/-ence, for that longing is idol worship--a heathen/ religion"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0T15:09:04.09</meta:creation-date>
    <dc:date>2013-01-14T10:42:31.22</dc:date>
    <meta:editing-duration>PT47M31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6" meta:word-count="1977" meta:character-count="12394"/>
  </office:meta>
</office:document-meta>
</file>